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6pt" officeooo:rsid="000aeb12" officeooo:paragraph-rsid="000aeb12" style:font-size-asian="16pt" style:font-size-complex="16pt"/>
    </style:style>
    <style:style style:name="P2" style:family="paragraph" style:parent-style-name="Standard">
      <style:text-properties fo:font-size="16pt" officeooo:rsid="000aeb12" officeooo:paragraph-rsid="000aeb12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df5cf" officeooo:paragraph-rsid="000df5cf" style:font-size-asian="16pt" style:font-size-complex="16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6pt" officeooo:rsid="000df5cf" officeooo:paragraph-rsid="000df5cf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f5cf" officeooo:paragraph-rsid="000df5cf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aeb12" officeooo:paragraph-rsid="000aeb12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792280523552015" text:style-name="L1">
        <text:list-item>
          <text:p text:style-name="P1">Write a C program to recognize the strings with atleast two vowels in a given statement.</text:p>
        </text:list-item>
        <text:list-item>
          <text:p text:style-name="P1">Write a lex program to identify and display valid IP addresses present in a file.</text:p>
        </text:list-item>
      </text:list>
      <text:p text:style-name="P2"/>
      <text:p text:style-name="P2"/>
      <text:p text:style-name="P5">SET – B</text:p>
      <text:p text:style-name="P3"/>
      <text:list xml:id="list4440862840385971309" text:style-name="L2">
        <text:list-item>
          <text:p text:style-name="P4">Write a C program to recognize the string of a given length ending with a vowel in a given statement.</text:p>
        </text:list-item>
        <text:list-item>
          <text:p text:style-name="P4">Write a lex program to identify and display valid octal no present in a fi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aeb12" officeooo:paragraph-rsid="000aeb12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T - 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8:24:58.736381046</meta:creation-date>
    <dc:date>2019-03-15T18:48:26.040403954</dc:date>
    <meta:editing-duration>PT1H26M5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75" meta:character-count="369" meta:non-whitespace-character-count="303"/>
  </office:meta>
</office:document-meta>
</file>